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monospace"/>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bbc39"/>
    </style:style>
    <style:style style:name="P2" style:family="paragraph" style:parent-style-name="Standard">
      <style:text-properties officeooo:rsid="000bbc39" officeooo:paragraph-rsid="000bbc39"/>
    </style:style>
    <style:style style:name="P3" style:family="paragraph" style:parent-style-name="Standard">
      <style:text-properties fo:color="#d4d4d4" loext:opacity="100%" style:font-name="Consolas" fo:font-size="10.5pt" fo:font-weight="normal" officeooo:rsid="000e015d" officeooo:paragraph-rsid="000e015d" fo:background-color="#1e1e1e"/>
    </style:style>
    <style:style style:name="P4" style:family="paragraph" style:parent-style-name="Standard">
      <style:text-properties fo:color="#d4d4d4" loext:opacity="100%" style:font-name="Consolas" fo:font-size="10.5pt" fo:font-weight="normal" officeooo:rsid="000f99a3" officeooo:paragraph-rsid="000f99a3" fo:background-color="#1e1e1e"/>
    </style:style>
    <style:style style:name="P5" style:family="paragraph" style:parent-style-name="Standard">
      <style:paragraph-properties style:line-height-at-least="0.503cm"/>
      <style:text-properties fo:color="#d4d4d4" loext:opacity="100%" fo:background-color="#1e1e1e"/>
    </style:style>
    <style:style style:name="P6" style:family="paragraph" style:parent-style-name="Standard">
      <style:text-properties fo:color="#d4d4d4" loext:opacity="100%" officeooo:rsid="000f99a3" officeooo:paragraph-rsid="000f99a3" fo:background-color="#1e1e1e"/>
    </style:style>
    <style:style style:name="P7" style:family="paragraph" style:parent-style-name="Standard">
      <style:text-properties fo:color="#d4d4d4" loext:opacity="100%" officeooo:paragraph-rsid="001031d7" fo:background-color="#1e1e1e"/>
    </style:style>
    <style:style style:name="P8" style:family="paragraph" style:parent-style-name="Standard">
      <style:text-properties officeooo:paragraph-rsid="000bbc39"/>
    </style:style>
    <style:style style:name="P9" style:family="paragraph" style:parent-style-name="Standard">
      <style:text-properties officeooo:rsid="000be5a2" officeooo:paragraph-rsid="000be5a2"/>
    </style:style>
    <style:style style:name="P10" style:family="paragraph" style:parent-style-name="Standard">
      <style:text-properties officeooo:paragraph-rsid="000be5a2"/>
    </style:style>
    <style:style style:name="P11" style:family="paragraph" style:parent-style-name="Standard">
      <style:text-properties officeooo:rsid="000ce756" officeooo:paragraph-rsid="000ce756"/>
    </style:style>
    <style:style style:name="P12" style:family="paragraph" style:parent-style-name="Standard">
      <style:text-properties officeooo:paragraph-rsid="000ce756"/>
    </style:style>
    <style:style style:name="P13" style:family="paragraph" style:parent-style-name="Standard">
      <style:text-properties officeooo:rsid="000e015d" officeooo:paragraph-rsid="000e015d"/>
    </style:style>
    <style:style style:name="P14" style:family="paragraph" style:parent-style-name="Standard">
      <style:text-properties officeooo:rsid="000f99a3" officeooo:paragraph-rsid="000ce756"/>
    </style:style>
    <style:style style:name="P15" style:family="paragraph" style:parent-style-name="Standard">
      <style:text-properties officeooo:rsid="000f99a3" officeooo:paragraph-rsid="000f99a3"/>
    </style:style>
    <style:style style:name="P16" style:family="paragraph" style:parent-style-name="Standard">
      <style:text-properties officeooo:rsid="001031d7" officeooo:paragraph-rsid="001031d7"/>
    </style:style>
    <style:style style:name="P17" style:family="paragraph" style:parent-style-name="Standard">
      <style:text-properties officeooo:rsid="0011888f" officeooo:paragraph-rsid="0011888f"/>
    </style:style>
    <style:style style:name="P18" style:family="paragraph" style:parent-style-name="Standard">
      <style:text-properties officeooo:rsid="00136f28" officeooo:paragraph-rsid="00136f28"/>
    </style:style>
    <style:style style:name="P19" style:family="paragraph" style:parent-style-name="Standard">
      <style:text-properties officeooo:rsid="00151851" officeooo:paragraph-rsid="00151851"/>
    </style:style>
    <style:style style:name="P20" style:family="paragraph" style:parent-style-name="Standard">
      <style:text-properties officeooo:rsid="0011888f" officeooo:paragraph-rsid="0017d517"/>
    </style:style>
    <style:style style:name="P21" style:family="paragraph" style:parent-style-name="Standard">
      <style:text-properties officeooo:rsid="0017d517" officeooo:paragraph-rsid="0017d517"/>
    </style:style>
    <style:style style:name="T1" style:family="text">
      <style:text-properties officeooo:rsid="000bbc39"/>
    </style:style>
    <style:style style:name="T2" style:family="text">
      <style:text-properties fo:color="#9cdcfe" loext:opacity="100%"/>
    </style:style>
    <style:style style:name="T3" style:family="text">
      <style:text-properties fo:color="#9cdcfe" loext:opacity="100%" style:font-name="Consolas" fo:font-size="10.5pt" fo:font-weight="normal"/>
    </style:style>
    <style:style style:name="T4" style:family="text">
      <style:text-properties fo:color="#9cdcfe" loext:opacity="100%" style:font-name="Consolas" fo:font-size="10.5pt" fo:font-weight="normal" fo:background-color="#1e1e1e" loext:char-shading-value="0"/>
    </style:style>
    <style:style style:name="T5" style:family="text">
      <style:text-properties fo:color="#d4d4d4" loext:opacity="100%" style:font-name="Consolas" fo:font-size="10.5pt" fo:font-weight="normal" fo:background-color="#1e1e1e" loext:char-shading-value="0"/>
    </style:style>
    <style:style style:name="T6" style:family="text">
      <style:text-properties fo:color="#dcdcaa" loext:opacity="100%"/>
    </style:style>
    <style:style style:name="T7" style:family="text">
      <style:text-properties fo:color="#dcdcaa" loext:opacity="100%" style:font-name="Consolas" fo:font-size="10.5pt" fo:font-weight="normal"/>
    </style:style>
    <style:style style:name="T8" style:family="text">
      <style:text-properties fo:color="#dcdcaa" loext:opacity="100%" style:font-name="Consolas" fo:font-size="10.5pt" fo:font-weight="normal" fo:background-color="#1e1e1e" loext:char-shading-value="0"/>
    </style:style>
    <style:style style:name="T9" style:family="text">
      <style:text-properties fo:color="#b5cea8" loext:opacity="100%"/>
    </style:style>
    <style:style style:name="T10" style:family="text">
      <style:text-properties fo:color="#b5cea8" loext:opacity="100%" style:font-name="Consolas" fo:font-size="10.5pt" fo:font-weight="normal"/>
    </style:style>
    <style:style style:name="T11" style:family="text">
      <style:text-properties fo:color="#b5cea8" loext:opacity="100%" style:font-name="Consolas" fo:font-size="10.5pt" fo:font-weight="normal" fo:background-color="#1e1e1e" loext:char-shading-value="0"/>
    </style:style>
    <style:style style:name="T12" style:family="text">
      <style:text-properties style:font-name="Consolas" fo:font-size="10.5pt" fo:font-weight="normal"/>
    </style:style>
    <style:style style:name="T13" style:family="text">
      <style:text-properties style:font-name="Consolas" fo:font-size="10.5pt" fo:font-weight="normal" officeooo:rsid="001031d7"/>
    </style:style>
    <style:style style:name="T14" style:family="text">
      <style:text-properties officeooo:rsid="000be5a2"/>
    </style:style>
    <style:style style:name="T15" style:family="text">
      <style:text-properties fo:font-weight="bold" style:font-weight-asian="bold" style:font-weight-complex="bold"/>
    </style:style>
    <style:style style:name="T16" style:family="text">
      <style:text-properties fo:font-weight="bold" officeooo:rsid="000bbc39" style:font-weight-asian="bold" style:font-weight-complex="bold"/>
    </style:style>
    <style:style style:name="T17" style:family="text">
      <style:text-properties officeooo:rsid="000ce756"/>
    </style:style>
    <style:style style:name="T18" style:family="text">
      <style:text-properties fo:color="#ce9178" loext:opacity="100%"/>
    </style:style>
    <style:style style:name="T19" style:family="text">
      <style:text-properties fo:color="#ce9178" loext:opacity="100%" style:font-name="Consolas" fo:font-size="10.5pt" fo:font-weight="normal"/>
    </style:style>
    <style:style style:name="T20" style:family="text">
      <style:text-properties fo:color="#569cd6" loext:opacity="100%" style:font-name="Consolas" fo:font-size="10.5pt" fo:font-weight="normal"/>
    </style:style>
    <style:style style:name="T21" style:family="text">
      <style:text-properties fo:color="#d7ba7d" loext:opacity="100%" style:font-name="Consolas" fo:font-size="10.5pt" fo:font-weight="normal"/>
    </style:style>
    <style:style style:name="T22" style:family="text">
      <style:text-properties officeooo:rsid="0013665e"/>
    </style:style>
    <style:style style:name="T23" style:family="text">
      <style:text-properties officeooo:rsid="001709b8"/>
    </style:style>
    <style:style style:name="T24" style:family="text">
      <style:text-properties officeooo:rsid="0017d51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23">Intro</text:span> map &amp; mixin<text:span text:style-name="T23">, organisation arborescence</text:span></text:p>
      <text:p text:style-name="P20"><text:tab/><text:span text:style-name="T24">1</text:span> détails : bouton, fonctionnement<text:span text:style-name="T24">, </text:span>position du coeur en dehors de box dans le html puis position absolute<text:span text:style-name="T22"> &amp; cursor custom</text:span></text:p>
      <text:p text:style-name="P21"><text:tab/>2. anim principales</text:p>
      <text:p text:style-name="P17"><text:tab/>b. spinner</text:p>
      <text:p text:style-name="P17"><text:tab/>c. loader menu</text:p>
      <text:p text:style-name="P17"><text:tab/>d. hover menu</text:p>
      <text:p text:style-name="P18">conclusion : axes d'amélioration </text:p>
      <text:p text:style-name="P18"><text:tab/>- mieux nommer variables &amp; commenter plus (nth-child par ex) pour pas chercher les trucs partout</text:p>
      <text:p text:style-name="P18"><text:tab/>- commencer par les fonts parce que ça crée des problèmes (de marges, entre autres) (je l'avais pas fait parce que j'avais pas pigé que le chemin devait pointer vers css et pas scss)</text:p>
      <text:p text:style-name="P18"><text:tab/>- prendre des notes sur ce que je fais parce que j'ai dû reprendre le code ligne par ligne car je me souvenais plus</text:p>
      <text:p text:style-name="P18"/>
      <text:p text:style-name="P19">NB : retoucher le read me</text:p>
      <text:p text:style-name="P1"/>
      <text:p text:style-name="P1">anim hover menu :</text:p>
      <text:p text:style-name="P2">- <text:span text:style-name="T15">Li :</text:span> overflow: hidden</text:p>
      <text:p text:style-name="P2"><text:tab/>- <text:span text:style-name="T15">.colonne</text:span> (orange) : </text:p>
      <text:p text:style-name="P2"><text:tab/>hover -&gt; anim shrink diminue with + text-overflow: ellipsis &amp; white-space: nowrap;</text:p>
      <text:p text:style-name="P8"><text:span text:style-name="T1"><text:tab/>- </text:span><text:span text:style-name="T16">p</text:span><text:span text:style-name="T1"> (vert) : hover -&gt; </text:span><text:span text:style-name="T4">transform</text:span><text:span text:style-name="T5">: </text:span><text:span text:style-name="T8">translateX</text:span><text:span text:style-name="T5">(</text:span><text:span text:style-name="T11">-150%</text:span><text:span text:style-name="T5">);</text:span></text:p>
      <text:p text:style-name="P10"><text:span text:style-name="T1"><text:tab/>- </text:span><text:span text:style-name="T16">div:nth-child(3)</text:span><text:span text:style-name="T1"> (rouge) : de base décalée</text:span><text:span text:style-name="T14"> </text:span><text:span text:style-name="T4">transform</text:span><text:span text:style-name="T5">: </text:span><text:span text:style-name="T8">translateX</text:span><text:span text:style-name="T5">(</text:span><text:span text:style-name="T11">110%</text:span><text:span text:style-name="T5">);</text:span></text:p>
      <text:p text:style-name="P10"><text:span text:style-name="T14"><text:tab/></text:span><text:span text:style-name="T1"> + cachée avec overflow hidden du li, hover : </text:span><text:span text:style-name="T4">transform</text:span><text:span text:style-name="T5">: </text:span><text:span text:style-name="T8">translateX</text:span><text:span text:style-name="T5">(</text:span><text:span text:style-name="T11">0</text:span><text:span text:style-name="T5">);</text:span></text:p>
      <text:p text:style-name="P2"><text:tab/><text:tab/>- <text:span text:style-name="T15">i</text:span> (rouge) : tourné de 3 tour, revient à 0</text:p>
      <text:p text:style-name="P2"/>
      <text:p text:style-name="P9">transition : temps, délai &amp; transition-timing-function: cubic-bezier</text:p>
      <text:p text:style-name="P9"/>
      <text:p text:style-name="P9"/>
      <text:p text:style-name="P9">anim <text:span text:style-name="T17">loader menu</text:span></text:p>
      <text:p text:style-name="P11">@keyframes : </text:p>
      <text:p text:style-name="P12"><text:span text:style-name="T17">de 0% : opacity 0 &amp; </text:span><text:span text:style-name="T4">transform</text:span><text:span text:style-name="T5">: </text:span><text:span text:style-name="T8">translateY</text:span><text:span text:style-name="T5">(</text:span><text:span text:style-name="T11">50px</text:span><text:span text:style-name="T5">);</text:span></text:p>
      <text:p text:style-name="P12"><text:span text:style-name="T17">à 100% : opacity 1 &amp; </text:span><text:span text:style-name="T4">transform</text:span><text:span text:style-name="T5">: </text:span><text:span text:style-name="T8">translateY</text:span><text:span text:style-name="T5">(</text:span><text:span text:style-name="T11">0</text:span><text:span text:style-name="T5">);</text:span></text:p>
      <text:p text:style-name="P11"/>
      <text:p text:style-name="P13">avec un décalage de temps sur chaque :</text:p>
      <text:p text:style-name="P13">li:first-child</text:p>
      <text:p text:style-name="P3"><text:span text:style-name="T2">animation</text:span>: fadein <text:span text:style-name="T9">1.5s</text:span> <text:span text:style-name="T18">forwards</text:span>;</text:p>
      <text:p text:style-name="P5">        <text:span text:style-name="T20">&amp;</text:span><text:span text:style-name="T21">:nth-child</text:span><text:span text:style-name="T12">(</text:span><text:span text:style-name="T10">2</text:span><text:span text:style-name="T12">) {</text:span></text:p>
      <text:p text:style-name="P5">            <text:span text:style-name="T3">animation</text:span><text:span text:style-name="T12">: fadein </text:span><text:span text:style-name="T10">1.5s</text:span><text:span text:style-name="T12"> </text:span><text:span text:style-name="T10">0.3s</text:span><text:span text:style-name="T12"> </text:span><text:span text:style-name="T19">both</text:span><text:span text:style-name="T12">;</text:span></text:p>
      <text:p text:style-name="P5">        <text:span text:style-name="T12">}</text:span></text:p>
      <text:p text:style-name="P5">        <text:span text:style-name="T20">&amp;</text:span><text:span text:style-name="T21">:nth-child</text:span><text:span text:style-name="T12">(</text:span><text:span text:style-name="T10">3</text:span><text:span text:style-name="T12">) {</text:span></text:p>
      <text:p text:style-name="P5">            <text:span text:style-name="T3">animation</text:span><text:span text:style-name="T12">: fadein </text:span><text:span text:style-name="T10">1.5s</text:span><text:span text:style-name="T12"> </text:span><text:span text:style-name="T10">0.6s</text:span><text:span text:style-name="T12"> </text:span><text:span text:style-name="T19">both</text:span><text:span text:style-name="T12">;</text:span></text:p>
      <text:p text:style-name="P5">        <text:span text:style-name="T12">}</text:span></text:p>
      <text:p text:style-name="P5">        <text:span text:style-name="T20">&amp;</text:span><text:span text:style-name="T21">:nth-child</text:span><text:span text:style-name="T12">(</text:span><text:span text:style-name="T10">4</text:span><text:span text:style-name="T12">) {</text:span></text:p>
      <text:p text:style-name="P5">            <text:span text:style-name="T3">animation</text:span><text:span text:style-name="T12">: fadein </text:span><text:span text:style-name="T10">1.5s</text:span><text:span text:style-name="T12"> </text:span><text:span text:style-name="T10">0.9s</text:span><text:span text:style-name="T12"> </text:span><text:span text:style-name="T19">both</text:span><text:span text:style-name="T12">;</text:span></text:p>
      <text:p text:style-name="P5">        <text:span text:style-name="T12">}</text:span></text:p>
      <text:p text:style-name="P13"/>
      <text:p text:style-name="P11">spinner</text:p>
      <text:p text:style-name="P14">inspiré de : https://codepen.io/martinvd/pen/xbQJom</text:p>
      <text:p text:style-name="P13">sur fond transparent, z-index : 9999</text:p>
      <text:p text:style-name="P13">horloge : keyframe (0% : opacity 0, 70% : opacity 1, 100% : opacity: 0)</text:p>
      <text:p text:style-name="P13"/>
      <text:p text:style-name="P15"><text:soft-page-break/>bouton</text:p>
      <text:p text:style-name="P4"><text:span text:style-name="T2">background</text:span>: <text:span text:style-name="T6">linear-gradient</text:span>(<text:span text:style-name="T9">-5deg</text:span>, <text:span text:style-name="T6">map-get</text:span>(<text:span text:style-name="T2">$color</text:span>, <text:span text:style-name="T2">primary</text:span>), <text:span text:style-name="T9">60%</text:span>, <text:span text:style-name="T6">map-get</text:span>(<text:span text:style-name="T2">$color</text:span>, <text:span text:style-name="T2">secondary</text:span>));</text:p>
      <text:p text:style-name="P16">hover : </text:p>
      <text:p text:style-name="P6"> <text:span text:style-name="T3">background</text:span><text:span text:style-name="T12">: </text:span><text:span text:style-name="T7">linear-gradient</text:span><text:span text:style-name="T12">(</text:span><text:span text:style-name="T10">-8deg</text:span><text:span text:style-name="T12">, </text:span><text:span text:style-name="T7">map-get</text:span><text:span text:style-name="T12">(</text:span><text:span text:style-name="T3">$color</text:span><text:span text:style-name="T12">, </text:span><text:span text:style-name="T3">secondary</text:span><text:span text:style-name="T12">), </text:span><text:span text:style-name="T10">50%</text:span><text:span text:style-name="T12">, </text:span><text:span text:style-name="T7">map-get</text:span><text:span text:style-name="T12">(</text:span><text:span text:style-name="T3">$color</text:span><text:span text:style-name="T12">, </text:span><text:span text:style-name="T3">primary</text:span><text:span text:style-name="T12">));</text:span></text:p>
      <text:p text:style-name="P7"><text:span text:style-name="T13">hover : </text:span><text:span text:style-name="T12"> </text:span><text:span text:style-name="T3">transform</text:span><text:span text:style-name="T12">: </text:span><text:span text:style-name="T7">scale</text:span><text:span text:style-name="T12">(</text:span><text:span text:style-name="T10">1.01</text:span><text:span text:style-name="T12">)</text:span></text:p>
      <text:p text:style-name="P16"/>
      <text:p text:style-name="P16">hover : opacity 1 sur le ::after (qui est à 0 sinon)</text:p>
      <text:p text:style-name="P16"/>
      <text:p text:style-name="P17">fonctionnement passe de violet à rose</text:p>
      <text:p text:style-name="P17"/>
      <text:p text:style-name="P17">cursor custom</text:p>
      <text:p text:style-name="P17"/>
      <text:p text:style-name="P17"/>
      <text:p text:style-name="P17"/>
      <text:p text:style-name="P13"/>
      <text:p text:style-name="P13"/>
      <text:p text:style-name="P1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monospace"/>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08T18:24:23.503000000</meta:creation-date>
    <dc:date>2021-04-09T14:27:17.350000000</dc:date>
    <meta:editing-duration>PT5H40M54S</meta:editing-duration>
    <meta:editing-cycles>7</meta:editing-cycles>
    <meta:generator>LibreOffice/7.0.0.3$Windows_x86 LibreOffice_project/8061b3e9204bef6b321a21033174034a5e2ea88e</meta:generator>
    <meta:document-statistic meta:table-count="0" meta:image-count="0" meta:object-count="0" meta:page-count="2" meta:paragraph-count="48" meta:word-count="318" meta:character-count="2080" meta:non-whitespace-character-count="1704"/>
  </office:meta>
</office:document-meta>
</file>